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0813in" fo:margin-top="0in" fo:margin-bottom="0in" table:align="left"/>
    </style:style>
    <style:style style:name="Table1.A" style:family="table-column">
      <style:table-column-properties style:column-width="3.0743in"/>
    </style:style>
    <style:style style:name="Table1.B" style:family="table-column">
      <style:table-column-properties style:column-width="3.575in"/>
    </style:style>
    <style:style style:name="Table1.1" style:family="table-row">
      <style:table-row-properties style:min-row-height="0.25in" fo:keep-together="auto"/>
    </style:style>
    <style:style style:name="Table1.A1" style:family="table-cell">
      <style:table-cell-properties style:vertical-align="" fo:padding="0.0694in" fo:border="1pt solid #000001"/>
    </style:style>
    <style:style style:name="Table2" style:family="table">
      <style:table-properties style:width="6.65in" fo:margin-left="-0.0813in" fo:margin-top="0in" fo:margin-bottom="0in" table:align="left"/>
    </style:style>
    <style:style style:name="Table2.A" style:family="table-column">
      <style:table-column-properties style:column-width="3.0743in"/>
    </style:style>
    <style:style style:name="Table2.B" style:family="table-column">
      <style:table-column-properties style:column-width="3.575in"/>
    </style:style>
    <style:style style:name="Table2.1" style:family="table-row">
      <style:table-row-properties style:min-row-height="0.25in" fo:keep-together="auto"/>
    </style:style>
    <style:style style:name="Table2.A1" style:family="table-cell">
      <style:table-cell-properties style:vertical-align="" fo:padding="0.0694in" fo:border="1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1" style:family="table-row">
      <style:table-row-properties fo:keep-together="auto"/>
    </style:style>
    <style:style style:name="Table2.22" style:family="table-row">
      <style:table-row-properties fo:keep-together="auto"/>
    </style:style>
    <style:style style:name="Table3" style:family="table">
      <style:table-properties style:width="6.65in" fo:margin-left="-0.0813in" fo:margin-top="0in" fo:margin-bottom="0in" table:align="left"/>
    </style:style>
    <style:style style:name="Table3.A" style:family="table-column">
      <style:table-column-properties style:column-width="3.0743in"/>
    </style:style>
    <style:style style:name="Table3.B" style:family="table-column">
      <style:table-column-properties style:column-width="3.575in"/>
    </style:style>
    <style:style style:name="Table3.1" style:family="table-row">
      <style:table-row-properties style:min-row-height="0.25in" fo:keep-together="auto"/>
    </style:style>
    <style:style style:name="Table3.A1" style:family="table-cell">
      <style:table-cell-properties fo:padding-left="0.0813in" fo:padding-right="0.075in" fo:padding-top="0in" fo:padding-bottom="0in" fo:border="1pt solid #000001"/>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17" style:family="table-row">
      <style:table-row-properties fo:keep-together="auto"/>
    </style:style>
    <style:style style:name="Table3.18" style:family="table-row">
      <style:table-row-properties fo:keep-together="auto"/>
    </style:style>
    <style:style style:name="Table3.19" style:family="table-row">
      <style:table-row-properties fo:keep-together="auto"/>
    </style:style>
    <style:style style:name="Table3.20"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3" style:family="table-row">
      <style:table-row-properties fo:keep-together="auto"/>
    </style:style>
    <style:style style:name="Table3.24" style:family="table-row">
      <style:table-row-properties fo:keep-together="auto"/>
    </style:style>
    <style:style style:name="Table3.25"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29" style:family="table-row">
      <style:table-row-properties fo:keep-together="auto"/>
    </style:style>
    <style:style style:name="Table3.30" style:family="table-row">
      <style:table-row-properties fo:keep-together="auto"/>
    </style:style>
    <style:style style:name="Table3.31"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4" style:family="table-row">
      <style:table-row-properties fo:keep-together="auto"/>
    </style:style>
    <style:style style:name="Table3.35" style:family="table-row">
      <style:table-row-properties fo:keep-together="auto"/>
    </style:style>
    <style:style style:name="Table3.36" style:family="table-row">
      <style:table-row-properties fo:keep-together="auto"/>
    </style:style>
    <style:style style:name="Table3.37" style:family="table-row">
      <style:table-row-properties fo:keep-together="auto"/>
    </style:style>
    <style:style style:name="Table3.38" style:family="table-row">
      <style:table-row-properties fo:keep-together="auto"/>
    </style:style>
    <style:style style:name="Table3.39" style:family="table-row">
      <style:table-row-properties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margin-top="0in" fo:margin-bottom="0in" loext:contextual-spacing="false" fo:text-align="start"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in" fo:margin-bottom="0in" loext:contextual-spacing="false"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top="0in" fo:margin-bottom="0in" loext:contextual-spacing="false" fo:line-height="200%"/>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margin-top="0in" fo:margin-bottom="0in" loext:contextual-spacing="false" fo:line-height="2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paragraph-properties fo:margin-top="0in" fo:margin-bottom="0in" loext:contextual-spacing="false" fo:line-height="122%"/>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margin-top="0in" fo:margin-bottom="0in" loext:contextual-spacing="false" fo:text-align="start" style:justify-single-word="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in" fo:margin-bottom="0in" loext:contextual-spacing="false" fo:text-align="center" style:justify-single-word="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top="0in" fo:margin-bottom="0in" loext:contextual-spacing="false" fo:line-height="200%" fo:text-align="justify" style:justify-single-word="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top="0in" fo:margin-bottom="0in" loext:contextual-spacing="false" fo:text-align="start" style:justify-single-word="false"/>
    </style:style>
    <style:style style:name="P13" style:family="paragraph" style:parent-style-name="Standard">
      <style:paragraph-properties fo:margin-top="0in" fo:margin-bottom="0in" loext:contextual-spacing="false" fo:text-align="justify" style:justify-single-word="false"/>
    </style:style>
    <style:style style:name="P14" style:family="paragraph" style:parent-style-name="Standard">
      <style:paragraph-properties fo:margin-top="0in" fo:margin-bottom="0in" loext:contextual-spacing="false" fo:line-height="200%"/>
    </style:style>
    <style:style style:name="P15" style:family="paragraph" style:parent-style-name="Standard">
      <style:paragraph-properties fo:margin-top="0in" fo:margin-bottom="0in" loext:contextual-spacing="false" fo:line-height="200%"/>
      <style:text-properties fo:color="#222222" style:font-name="Times New Roman" fo:font-size="12pt" fo:font-weight="bold" style:font-name-asian="Times New Roman1" style:font-size-asian="12pt" style:font-weight-asian="bold" style:font-name-complex="Times New Roman1" style:font-size-complex="12pt" fo:background-color="#ffffff"/>
    </style:style>
    <style:style style:name="P16" style:family="paragraph" style:parent-style-name="Standard">
      <style:paragraph-properties fo:margin-top="0in" fo:margin-bottom="0in" loext:contextual-spacing="false" fo:line-height="200%" fo:text-align="start" style:justify-single-word="false"/>
      <style:text-properties fo:color="#222222" style:font-name="Times New Roman" fo:font-size="12pt" style:font-name-asian="Times New Roman1" style:font-size-asian="12pt" style:font-name-complex="Times New Roman1" style:font-size-complex="12pt" fo:background-color="#ffffff"/>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fo:orphans="0" fo:widows="0"/>
    </style:style>
    <style:style style:name="P19" style:family="paragraph" style:parent-style-name="Standard">
      <style:paragraph-properties fo:margin-top="0in" fo:margin-bottom="0in" loext:contextual-spacing="false" fo:text-align="end" style:justify-single-word="false"/>
    </style:style>
    <style:style style:name="P20" style:family="paragraph" style:parent-style-name="Standard">
      <style:paragraph-properties fo:margin-top="0in" fo:margin-bottom="0in" loext:contextual-spacing="false" fo:text-align="center" style:justify-single-word="false" fo:break-before="page"/>
    </style:style>
    <style:style style:name="P21" style:family="paragraph" style:parent-style-name="Standard">
      <style:paragraph-properties fo:margin-top="0in" fo:margin-bottom="0in" loext:contextual-spacing="false" fo:line-height="200%" fo:text-align="center" style:justify-single-word="false" fo:break-before="page"/>
    </style:style>
    <style:style style:name="P22" style:family="paragraph" style:parent-style-name="Standard" style:master-page-name="Standard">
      <style:paragraph-properties fo:margin-top="0in" fo:margin-bottom="0in" loext:contextual-spacing="false" fo:text-align="center" style:justify-single-word="false" style:page-number="1"/>
    </style:style>
    <style:style style:name="P23" style:family="paragraph" style:parent-style-name="Standard">
      <style:paragraph-properties fo:margin-left="0in" fo:margin-right="0in" fo:margin-top="0in" fo:margin-bottom="0in" loext:contextual-spacing="false" fo:line-height="200%" fo:text-indent="0.5in" style:auto-text-indent="false"/>
    </style:style>
    <style:style style:name="P24"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style>
    <style:style style:name="P25" style:family="paragraph" style:parent-style-name="Standard" style:list-style-name="WWNum1">
      <style:paragraph-properties fo:margin-left="0.5in" fo:margin-right="0in" fo:margin-top="0in" fo:margin-bottom="0in" loext:contextual-spacing="true" fo:line-height="200%" fo:text-indent="-0.25in" style:auto-text-indent="false"/>
    </style:style>
    <style:style style:name="P26" style:family="paragraph" style:parent-style-name="Standard">
      <style:paragraph-properties fo:margin-left="0in" fo:margin-right="0in" fo:margin-top="0in" fo:margin-bottom="0in" loext:contextual-spacing="false" fo:line-height="200%" fo:text-align="justify" style:justify-single-word="false" fo:text-indent="0in" style:auto-text-indent="false"/>
      <style:text-properties fo:color="#333333" style:font-name="Times New Roman" fo:font-size="12pt" style:font-name-asian="Times New Roman1" style:font-size-asian="12pt" style:font-name-complex="Times New Roman1" style:font-size-complex="12pt" fo:background-color="#ffffff"/>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top="0in" fo:margin-bottom="0.139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29" style:family="paragraph" style:parent-style-name="Standard">
      <style:paragraph-properties fo:margin-top="0in" fo:margin-bottom="0.139in"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0" style:family="paragraph" style:parent-style-name="Standard">
      <style:paragraph-properties fo:margin-top="0in" fo:margin-bottom="0.139in" loext:contextual-spacing="false" fo:line-height="100%" fo:text-align="center" style:justify-single-word="false" fo:break-before="pag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 style:family="text">
      <style:text-properties fo:color="#1155cc"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7" style:family="text">
      <style:text-properties fo:color="#222222" style:font-name="Times New Roman" fo:font-size="12pt" style:font-name-asian="Times New Roman1" style:font-size-asian="12pt" style:font-name-complex="Times New Roman1" style:font-size-complex="12pt" fo:background-color="#ffffff"/>
    </style:style>
    <style:style style:name="T8" style:family="text">
      <style:text-properties fo:color="#222222" style:font-name="Times New Roman" fo:font-size="12pt" fo:font-weight="bold" style:font-name-asian="Times New Roman1" style:font-size-asian="12pt" style:font-weight-asian="bold" style:font-name-complex="Times New Roman1" style:font-size-complex="12pt" fo:background-color="#ffffff"/>
    </style:style>
    <style:style style:name="T9" style:family="text">
      <style:text-properties fo:color="#333333" style:font-name="Times New Roman" fo:font-size="12pt" style:font-name-asian="Times New Roman1" style:font-size-asian="12pt" style:font-name-complex="Times New Roman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BOSTON COLLEGE</text:span></text:p>
      <text:p text:style-name="P2"><text:span text:style-name="T1">UNIVERSITY LIBRARIES</text:span></text:p>
      <text:p text:style-name="P3"/>
      <text:p text:style-name="P3"/>
      <text:p text:style-name="P3"/>
      <text:p text:style-name="P3"/>
      <text:p text:style-name="P3"/>
      <text:p text:style-name="P1"><text:span text:style-name="T1">_______________________________________________________________________</text:span></text:p>
      <text:p text:style-name="P3"/>
      <text:p text:style-name="P2"><text:span text:style-name="T2">Codebook for Information Wanted: A Database of Advertisements for Irish Immigrants Published in the Boston Pilot</text:span></text:p>
      <text:p text:style-name="P9"/>
      <text:p text:style-name="P1"><text:span text:style-name="T1">_______________________________________________________________________</text:span></text:p>
      <text:p text:style-name="P3"/>
      <text:p text:style-name="P2"><text:span text:style-name="T1">Principal Investigators:</text:span></text:p>
      <text:p text:style-name="P3"/>
      <text:p text:style-name="P2"><text:span text:style-name="T2">Ruth-Ann Harris</text:span></text:p>
      <text:p text:style-name="P2"><text:span text:style-name="T2"><text:s/>Adjunct Professor, Department of History, School of Arts and Sciences, Boston College </text:span></text:p>
      <text:p text:style-name="P2"><text:span text:style-name="T2"><text:s/>Irish Studies Program, Boston College</text:span></text:p>
      <text:p text:style-name="P10"/>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2"><text:span text:style-name="T1">Data archive project initiated by Ruth-Ann Harris and completed in partnership with the Boston College University Libraries. Research collected in the early 1980s. Archive created in 2017.</text:span></text:p>
      <text:p text:style-name="P4"/>
      <text:p text:style-name="P20"><text:span text:style-name="T1">Terms of Use </text:span></text:p>
      <text:p text:style-name="P5"/>
      <text:p text:style-name="P5"/>
      <text:p text:style-name="P13"><text:span text:style-name="T1">By downloading this data the User agrees to make no attempts to identify study participants. The User will make no use of the identity of any person or establishment discovered inadvertently. Use of this resource is governed by the terms and conditions of the Creative Commons license “Attribution 4.0 International (CC BY 4.0)” (</text:span><text:a xlink:type="simple" xlink:href="https://creativecommons.org/licenses/by/4.0" text:style-name="Internet_20_link" text:visited-style-name="Visited_20_Internet_20_Link"><text:span text:style-name="T4">https://creativecommons.org/licenses/by/4.0</text:span></text:a><text:span text:style-name="T1">). </text:span></text:p>
      <text:p text:style-name="P5"/>
      <text:p text:style-name="P2"><text:span text:style-name="T1"><text:s/></text:span></text:p>
      <text:p text:style-name="P3"/>
      <text:p text:style-name="P3"/>
      <text:p text:style-name="P3"/>
      <text:p text:style-name="P20"><text:span text:style-name="T1">Abstract</text:span></text:p>
      <text:p text:style-name="P3"/>
      <text:p text:style-name="P3"/>
      <text:p text:style-name="P24"><text:span text:style-name="T7">The</text:span><text:span text:style-name="T8"> </text:span><text:a xlink:type="simple" xlink:href="http://infowanted.bc.edu/" text:style-name="Internet_20_link" text:visited-style-name="Visited_20_Internet_20_Link"><text:span text:style-name="T6">Information Wanted Database</text:span></text:a><text:span text:style-name="T2"> represents a unique data archive based on the numerous advertisements from the Boston-based </text:span><text:span text:style-name="T3">Pilot</text:span><text:span text:style-name="T2"> newspaper placed by immigrants (and others) from 1831 to 1920. The Boston</text:span><text:span text:style-name="T3"> Pilot</text:span><text:span text:style-name="T2"> newspaper printed a “Missing Friends” column with advertisements from people looking for “lost” friends and relatives who had emigrated from Ireland to the United States. The richness of the data includes demographic data on a large number of Irish immigrants gleaned from the advertisements such as place of origin in Ireland, occupation, port of entrance in the U.S. and in some cases several migrations in the U.S. and around the world. The current scope of the archive, which represents over 41,000 records, reflects very interesting and tumultuous times, such as the Great Irish Famine and the United States Civil War. The dataset spreadsheet includes records primarily from 1831 through 1869. Select records for several counties from later years have also been added. Data entry is ongoing. </text:span></text:p>
      <text:p text:style-name="P3"/>
      <text:p text:style-name="P3"/>
      <text:p text:style-name="P3"/>
      <text:p text:style-name="P3"/>
      <text:p text:style-name="P3"/>
      <text:p text:style-name="P3"/>
      <text:p text:style-name="P3"/>
      <text:p text:style-name="P3"/>
      <text:p text:style-name="P20"><text:span text:style-name="T1">Table of Contents</text:span></text:p>
      <text:p text:style-name="P7"/>
      <text:p text:style-name="P7"/>
      <text:list xml:id="list6502745763450491856" text:style-name="WWNum1">
        <text:list-item>
          <text:p text:style-name="P25"><text:span text:style-name="T1">Overview<text:tab/><text:tab/><text:tab/><text:tab/><text:tab/><text:tab/><text:tab/><text:tab/>5</text:span></text:p>
        </text:list-item>
        <text:list-item>
          <text:p text:style-name="P25"><text:span text:style-name="T1">File Manifest <text:tab/><text:tab/><text:tab/><text:tab/><text:tab/><text:tab/><text:tab/><text:tab/>7</text:span></text:p>
        </text:list-item>
        <text:list-item>
          <text:p text:style-name="P25"><text:span text:style-name="T1">Data Collection Procedures<text:tab/><text:tab/><text:tab/><text:tab/><text:tab/> <text:tab/>8</text:span></text:p>
        </text:list-item>
        <text:list-item>
          <text:p text:style-name="P25"><text:span text:style-name="T1">Variable Name and Descriptions<text:tab/><text:tab/><text:tab/><text:tab/><text:tab/>11</text:span></text:p>
        </text:list-item>
        <text:list-item>
          <text:p text:style-name="P25"><text:span text:style-name="T1">Family Relations Key<text:tab/><text:tab/><text:tab/><text:tab/><text:tab/><text:tab/>13</text:span></text:p>
        </text:list-item>
        <text:list-item>
          <text:p text:style-name="P25"><text:span text:style-name="T1">Occupation Abbreviation Key<text:tab/><text:tab/><text:tab/><text:tab/><text:tab/>14</text:span></text:p>
        </text:list-item>
      </text:list>
      <text:p text:style-name="P8"/>
      <text:p text:style-name="P6"/>
      <text:p text:style-name="P3"/>
      <text:p text:style-name="P3"/>
      <text:p text:style-name="P3"/>
      <text:p text:style-name="P3"/>
      <text:p text:style-name="P3"/>
      <text:p text:style-name="P3"/>
      <text:p text:style-name="P3"/>
      <text:p text:style-name="P20"><text:span text:style-name="T1">Overview </text:span></text:p>
      <text:p text:style-name="P26"/>
      <text:p text:style-name="P26"/>
      <text:p text:style-name="P23"><text:a xlink:type="simple" xlink:href="https://infowanted.bc.edu" text:style-name="Internet_20_link" text:visited-style-name="Visited_20_Internet_20_Link"><text:span text:style-name="T5">Information Wanted: A Database of Advertisements for Irish Immigrants Published in the Boston Pilot</text:span></text:a><text:span text:style-name="T2"> is a dataset based on information extracted from the multi-volume set: </text:span><text:span text:style-name="T3">The Search for Missing Friends: Irish Immigrant Advertisements Placed in the Boston Pilot</text:span><text:span text:style-name="T2"> (New England Historic Genealogical Society, Boston, 1989–1993), edited by Ruth-Ann M. Harris, Donald M. Jacobs, Dominique M. Pickett, and B. Emer O’Keeffe. Consult these volumes for a detailed analysis of the data and scholarly information about the significance of the advertisements. </text:span></text:p>
      <text:p text:style-name="P23"><text:span text:style-name="T2">Ruth-Ann Harris was an adjunct professor of history in the Irish Studies Program at Boston College. Harris entered data into an early form of computerized database as she worked with information gleaned from the </text:span><text:span text:style-name="T3">Pilot</text:span><text:span text:style-name="T2"> newspaper’s “Information Wanted” advertisements and recorded in her multi-volume work. </text:span></text:p>
      <text:p text:style-name="P23"><text:span text:style-name="T2">In 2005, Harris gave her database to Boston College and the Office of Marketing and Communications, where the database was developed into a website hosted by Boston College at:</text:span><text:a xlink:type="simple" xlink:href="http://infowanted.bc.edu/" text:style-name="Internet_20_link" text:visited-style-name="Visited_20_Internet_20_Link"><text:span text:style-name="T5"> Information Wanted: A Database of Advertisements for Irish Immigrants Published in the Boston Pilot.</text:span></text:a></text:p>
      <text:p text:style-name="P23"><text:span text:style-name="T2"><text:s/>An independent contractor, hired with funding procured and donated by Ruth-Ann Harris, made several enhancements to the database in 2012, including the ability to extract search results data in CSV format. </text:span></text:p>
      <text:p text:style-name="P23"><text:span text:style-name="T2">In addition to the printed volumes of advertisements, </text:span><text:span text:style-name="T3">The Search for Missing Friends: Irish Immigrant Advertisements Placed in the Boston Pilot, </text:span><text:span text:style-name="T2">digitized versions of the advertisements are available through the New England Historic Genealogical Society’s </text:span><text:a xlink:type="simple" xlink:href="https://www.americanancestors.org/" text:style-name="Internet_20_link" text:visited-style-name="Visited_20_Internet_20_Link"><text:span text:style-name="T5">American Ancestors.org</text:span></text:a><text:span text:style-name="T2"> (free upon registration). Some issues of the</text:span><text:span text:style-name="T3"> Boston Pilot</text:span><text:span text:style-name="T2"> that feature the advertisements have been digitized and are freely available at </text:span><text:a xlink:type="simple" xlink:href="https://newspapers.bc.edu/" text:style-name="Internet_20_link" text:visited-style-name="Visited_20_Internet_20_Link"><text:span text:style-name="T5">newspapers.bc.edu</text:span></text:a><text:span text:style-name="T2">.</text:span></text:p>
      <text:p text:style-name="P14"><text:span text:style-name="T2"><text:s/><text:tab/>The scope of the data includes demographic data on a large number of Irish immigrants gleaned from the advertisements such as name, gender, place of origin in Ireland, occupation, port of entrance in the U.S. and in some cases several migrations in the U.S. and around the world. The current scope of the archive reflects interesting and tumultuous times, such as the Great Irish Famine and the United States Civil War. </text:span></text:p>
      <text:p text:style-name="P11"/>
      <text:p text:style-name="P11"/>
      <text:p text:style-name="P21"><text:span text:style-name="T1">File Manifest </text:span></text:p>
      <text:p text:style-name="P7"/>
      <text:p text:style-name="P14"><text:span text:style-name="T2">info_wanted_codebook.odt</text:span></text:p>
      <text:p text:style-name="P14"><text:span text:style-name="T7">info_wanted_columns_2017_11.csv (CSV UTF-8)</text:span></text:p>
      <text:p text:style-name="P14"><text:span text:style-name="T2">info_wanted_data_entry_form.pdf</text:span></text:p>
      <text:p text:style-name="P7"/>
      <text:p text:style-name="P7"/>
      <text:p text:style-name="P7"/>
      <text:p text:style-name="P21"><text:span text:style-name="T1">Data Collection Procedures</text:span></text:p>
      <text:p text:style-name="P15"/>
      <text:p text:style-name="P23"><text:span text:style-name="T2">The </text:span><text:a xlink:type="simple" xlink:href="http://informationwanted.org/" text:style-name="Internet_20_link" text:visited-style-name="Visited_20_Internet_20_Link"><text:span text:style-name="T5">Information Wanted</text:span></text:a><text:span text:style-name="T2"> database is based on information extracted from the multi-volume set: </text:span><text:span text:style-name="T3">The Search for Missing Friends: Irish Immigrant Advertisements Placed in the Boston Pilot</text:span><text:span text:style-name="T2"> (New England Historic Genealogical Society, Boston, 1989-1993), edited by Ruth-Ann M. Harris, Donald M. Jacobs, Dominique M. Pickett, and B. Emer O’Keeffe. </text:span></text:p>
      <text:p text:style-name="P23"><text:span text:style-name="T2">Ruth Ann Harris established data entry protocols and created the core </text:span><text:a xlink:type="simple" xlink:href="http://informationwanted.org/" text:style-name="Internet_20_link" text:visited-style-name="Visited_20_Internet_20_Link"><text:span text:style-name="T5">Information Wanted</text:span></text:a><text:span text:style-name="T2"> computerized database of approximately 30,000 entries. Subsequently, student assistants were trained and continued the data entry process based on guidelines established by Ruth-Ann Harris. Data entry continues with the contributions of student assistants. </text:span></text:p>
      <text:p text:style-name="P23"><text:span text:style-name="T2">Abbreviations were established for family relations as noted in the Family Relations Key. The data input from advertisements was enhanced to include broader or narrower geographic units. Typically, a county in Ireland was named. In this case no other enhancement took place. If, however, a townland or parish was named, other units such as Barony, Poor Law Union, civil or parochial parish were added as appropriate. While printed reference works were and still are used, </text:span><text:a xlink:type="simple" xlink:href="https://www.logainm.ie/en/" text:style-name="Internet_20_link" text:visited-style-name="Visited_20_Internet_20_Link"><text:span text:style-name="T5">logainm.ie </text:span></text:a><text:span text:style-name="T2">is a valuable resource for identifying geographic units. </text:span></text:p>
      <text:p text:style-name="P23"><text:span text:style-name="T2">Abbreviations were also established for occupations as noted in the Occupation Abbreviation Key, based on common nineteenth-century occupational titles. Since this list is not comprehensive, occupational titles are not limited to this listing. Only a limited number of advertisements contained information on occupations. </text:span></text:p>
      <text:p text:style-name="P23"><text:span text:style-name="T2">The original downloaded data is included in info_wanted_columns_2017_05.csv.</text:span></text:p>
      <text:p text:style-name="P23"><text:span text:style-name="T2">The revised document, </text:span><text:span text:style-name="T7">info_wanted_columns_2017_11.csv, was edited to remove the variables ‘occ_icode’ and ‘occ_ncode’ because they were used rarely and repeated information in the occupation variables. All of the occupation data has been merged into the 2 occupation variables ‘occ_ire’ and ‘occ_new.’ The unused variables ‘edit’ and ‘early_ad’ were also removed.</text:span></text:p>
      <text:p text:style-name="P23"><text:span text:style-name="T2">This project includes each name mentioned in an advertisement, so that for one advertisement there may be as many as seven or eight data entries. Such names reflect the person being sought, the seeker(s), the contact person, family members, friends, or others.</text:span></text:p>
      <text:p text:style-name="P23"><text:span text:style-name="T2">When using this data,</text:span><text:span text:style-name="T1"> </text:span><text:span text:style-name="T2">keep in mind the prevalence of illiteracy found in nineteenth-century immigrants and the fact that most of information provided to the person taking the ad to give to the newspaper was given orally. Therefore, many personal names and names of geographic locations are incorrectly spelled.</text:span></text:p>
      <text:p text:style-name="P23"><text:span text:style-name="T2"><text:s/></text:span><text:span text:style-name="T7">The</text:span><text:span text:style-name="T8"> </text:span><text:a xlink:type="simple" xlink:href="http://infowanted.bc.edu/" text:style-name="Internet_20_link" text:visited-style-name="Visited_20_Internet_20_Link"><text:span text:style-name="T6">Information Wanted Database</text:span></text:a><text:span text:style-name="T2"> represents a unique data archive based on the numerous advertisements from the Boston-based </text:span><text:span text:style-name="T3">Pilot</text:span><text:span text:style-name="T2"> newspaper placed by immigrants (and others) from 1831 to 1920. The Boston</text:span><text:span text:style-name="T3"> Pilot</text:span><text:span text:style-name="T2"> newspaper printed a “Missing Friends” column with advertisements from people looking for “lost” friends and relatives who had emigrated from Ireland to the United States. The richness of the data includes demographic data on a large number of Irish immigrants gleaned from the advertisements such as name, gender, date advertisement placed, place of origin in Ireland, occupation, port of entrance in the U.S. and in some cases several migrations in the U.S. and around the world. The current scope of the archive, which represents over 41,000 records, reflects interesting and tumultuous times, such as the Great Irish Famine and the United States Civil War. The data spreadsheet includes records primarily covering the</text:span><text:span text:style-name="T3"> Pilot </text:span><text:span text:style-name="T2">advertisements from 1831 through 1869.</text:span><text:span text:style-name="T9"> Data entry into the Information Wanted Database is ongoing. </text:span><text:span text:style-name="T2">The</text:span><text:a xlink:type="simple" xlink:href="http://infowanted.bc.edu/" text:style-name="Internet_20_link" text:visited-style-name="Visited_20_Internet_20_Link"><text:span text:style-name="T2"> data in </text:span></text:a><text:span text:style-name="T2">info_wanted_columns_2017_05.csv </text:span><text:a xlink:type="simple" xlink:href="http://infowanted.bc.edu/" text:style-name="Internet_20_link" text:visited-style-name="Visited_20_Internet_20_Link"><text:span text:style-name="T2">was extracted from the </text:span></text:a><text:a xlink:type="simple" xlink:href="http://infowanted.bc.edu/" text:style-name="Internet_20_link" text:visited-style-name="Visited_20_Internet_20_Link"><text:span text:style-name="T6">Information Wanted Database</text:span></text:a><text:span text:style-name="T2">, on May 10, 2017 and reflects data entry to that point. </text:span></text:p>
      <text:p text:style-name="P16"/>
      <text:p text:style-name="P21"><text:span text:style-name="T8">Variable Names and Description</text:span></text:p>
      <table:table table:name="Table1" table:style-name="Table1">
        <table:table-column table:style-name="Table1.A"/>
        <table:table-column table:style-name="Table1.B"/>
        <table:table-row table:style-name="Table1.1">
          <table:table-cell table:style-name="Table1.A1" office:value-type="string">
            <text:p text:style-name="P27"><text:span text:style-name="T8">Variable Name</text:span></text:p>
          </table:table-cell>
          <table:table-cell table:style-name="Table1.A1" office:value-type="string">
            <text:p text:style-name="P27"><text:span text:style-name="T8">Description</text:span></text:p>
          </table:table-cell>
        </table:table-row>
        <table:table-row table:style-name="Table1.1">
          <table:table-cell table:style-name="Table1.A1" office:value-type="string">
            <text:p text:style-name="P27"><text:span text:style-name="T7">recid</text:span></text:p>
          </table:table-cell>
          <table:table-cell table:style-name="Table1.A1" office:value-type="string">
            <text:p text:style-name="P27"><text:span text:style-name="T7">Identifier assigned by web database</text:span></text:p>
          </table:table-cell>
        </table:table-row>
        <table:table-row table:style-name="Table1.1">
          <table:table-cell table:style-name="Table1.A1" office:value-type="string">
            <text:p text:style-name="P27"><text:span text:style-name="T7">timestamp</text:span></text:p>
          </table:table-cell>
          <table:table-cell table:style-name="Table1.A1" office:value-type="string">
            <text:p text:style-name="P27"><text:span text:style-name="T7">Timestamp assigned by Google Forms</text:span></text:p>
          </table:table-cell>
        </table:table-row>
        <table:table-row table:style-name="Table1.1">
          <table:table-cell table:style-name="Table1.A1" office:value-type="string">
            <text:p text:style-name="P27"><text:span text:style-name="T7">mm</text:span></text:p>
          </table:table-cell>
          <table:table-cell table:style-name="Table1.A1" office:value-type="string">
            <text:p text:style-name="P27"><text:span text:style-name="T7">Month of Advertisement</text:span></text:p>
          </table:table-cell>
        </table:table-row>
        <table:table-row table:style-name="Table1.1">
          <table:table-cell table:style-name="Table1.A1" office:value-type="string">
            <text:p text:style-name="P27"><text:span text:style-name="T7">dd</text:span></text:p>
          </table:table-cell>
          <table:table-cell table:style-name="Table1.A1" office:value-type="string">
            <text:p text:style-name="P27"><text:span text:style-name="T7">Day of Advertisement</text:span></text:p>
          </table:table-cell>
        </table:table-row>
        <table:table-row table:style-name="Table1.1">
          <table:table-cell table:style-name="Table1.A1" office:value-type="string">
            <text:p text:style-name="P27"><text:span text:style-name="T7">yy</text:span></text:p>
          </table:table-cell>
          <table:table-cell table:style-name="Table1.A1" office:value-type="string">
            <text:p text:style-name="P27"><text:span text:style-name="T7">Year of Advertisement</text:span></text:p>
          </table:table-cell>
        </table:table-row>
        <table:table-row table:style-name="Table1.1">
          <table:table-cell table:style-name="Table1.A1" office:value-type="string">
            <text:p text:style-name="P27"><text:span text:style-name="T7">resp_prv</text:span></text:p>
          </table:table-cell>
          <table:table-cell table:style-name="Table1.A1" office:value-type="string">
            <text:p text:style-name="P27"><text:span text:style-name="T7">Dates of Subsequent Advertisements</text:span></text:p>
          </table:table-cell>
        </table:table-row>
        <table:table-row table:style-name="Table1.1">
          <table:table-cell table:style-name="Table1.A1" office:value-type="string">
            <text:p text:style-name="P27"><text:span text:style-name="T7">notice</text:span></text:p>
          </table:table-cell>
          <table:table-cell table:style-name="Table1.A1" office:value-type="string">
            <text:p text:style-name="P27"><text:span text:style-name="T7">Other Newspapers</text:span></text:p>
          </table:table-cell>
        </table:table-row>
        <table:table-row table:style-name="Table1.1">
          <table:table-cell table:style-name="Table1.A1" office:value-type="string">
            <text:p text:style-name="P27"><text:span text:style-name="T7">firstname</text:span></text:p>
          </table:table-cell>
          <table:table-cell table:style-name="Table1.A1" office:value-type="string">
            <text:p text:style-name="P27"><text:span text:style-name="T7">First Name</text:span></text:p>
          </table:table-cell>
        </table:table-row>
        <table:table-row table:style-name="Table1.1">
          <table:table-cell table:style-name="Table1.A1" office:value-type="string">
            <text:p text:style-name="P27"><text:span text:style-name="T7">surname</text:span></text:p>
          </table:table-cell>
          <table:table-cell table:style-name="Table1.A1" office:value-type="string">
            <text:p text:style-name="P27"><text:span text:style-name="T7">Last Name</text:span></text:p>
          </table:table-cell>
        </table:table-row>
        <text:soft-page-break/>
        <table:table-row table:style-name="Table1.1">
          <table:table-cell table:style-name="Table1.A1" office:value-type="string">
            <text:p text:style-name="P27"><text:span text:style-name="T7">sex</text:span></text:p>
          </table:table-cell>
          <table:table-cell table:style-name="Table1.A1" office:value-type="string">
            <text:p text:style-name="P27"><text:span text:style-name="T7">Gender</text:span></text:p>
          </table:table-cell>
        </table:table-row>
        <table:table-row table:style-name="Table1.1">
          <table:table-cell table:style-name="Table1.A1" office:value-type="string">
            <text:p text:style-name="P27"><text:span text:style-name="T7">age</text:span></text:p>
          </table:table-cell>
          <table:table-cell table:style-name="Table1.A1" office:value-type="string">
            <text:p text:style-name="P27"><text:span text:style-name="T7">Age</text:span></text:p>
          </table:table-cell>
        </table:table-row>
        <table:table-row table:style-name="Table1.1">
          <table:table-cell table:style-name="Table1.A1" office:value-type="string">
            <text:p text:style-name="P27"><text:span text:style-name="T7">earlier</text:span></text:p>
          </table:table-cell>
          <table:table-cell table:style-name="Table1.A1" office:value-type="string">
            <text:p text:style-name="P27"><text:span text:style-name="T7">Earlier Name Used</text:span></text:p>
          </table:table-cell>
        </table:table-row>
        <table:table-row table:style-name="Table1.1">
          <table:table-cell table:style-name="Table1.A1" office:value-type="string">
            <text:p text:style-name="P27"><text:span text:style-name="T7">maiden</text:span></text:p>
          </table:table-cell>
          <table:table-cell table:style-name="Table1.A1" office:value-type="string">
            <text:p text:style-name="P27"><text:span text:style-name="T7">Maiden Name</text:span></text:p>
          </table:table-cell>
        </table:table-row>
        <table:table-row table:style-name="Table1.1">
          <table:table-cell table:style-name="Table1.A1" office:value-type="string">
            <text:p text:style-name="P27"><text:span text:style-name="T7">alias</text:span></text:p>
          </table:table-cell>
          <table:table-cell table:style-name="Table1.A1" office:value-type="string">
            <text:p text:style-name="P27"><text:span text:style-name="T7">Alias</text:span></text:p>
          </table:table-cell>
        </table:table-row>
        <table:table-row table:style-name="Table1.1">
          <table:table-cell table:style-name="Table1.A1" office:value-type="string">
            <text:p text:style-name="P27"><text:span text:style-name="T7">description</text:span></text:p>
          </table:table-cell>
          <table:table-cell table:style-name="Table1.A1" office:value-type="string">
            <text:p text:style-name="P27"><text:span text:style-name="T7">Description of Any Additional Information</text:span></text:p>
          </table:table-cell>
        </table:table-row>
        <table:table-row table:style-name="Table1.1">
          <table:table-cell table:style-name="Table1.A1" office:value-type="string">
            <text:p text:style-name="P27"><text:span text:style-name="T7">other</text:span></text:p>
          </table:table-cell>
          <table:table-cell table:style-name="Table1.A1" office:value-type="string">
            <text:p text:style-name="P27"><text:span text:style-name="T7">Other Information not Listed Elsewhere</text:span></text:p>
          </table:table-cell>
        </table:table-row>
        <table:table-row table:style-name="Table1.1">
          <table:table-cell table:style-name="Table1.A1" office:value-type="string">
            <text:p text:style-name="P27"><text:span text:style-name="T7">county</text:span></text:p>
          </table:table-cell>
          <table:table-cell table:style-name="Table1.A1" office:value-type="string">
            <text:p text:style-name="P27"><text:span text:style-name="T7">Home County</text:span></text:p>
          </table:table-cell>
        </table:table-row>
        <table:table-row table:style-name="Table1.1">
          <table:table-cell table:style-name="Table1.A1" office:value-type="string">
            <text:p text:style-name="P27"><text:span text:style-name="T7">parish</text:span></text:p>
          </table:table-cell>
          <table:table-cell table:style-name="Table1.A1" office:value-type="string">
            <text:p text:style-name="P27"><text:span text:style-name="T7">Parish</text:span></text:p>
          </table:table-cell>
        </table:table-row>
        <table:table-row table:style-name="Table1.1">
          <table:table-cell table:style-name="Table1.A1" office:value-type="string">
            <text:p text:style-name="P27"><text:span text:style-name="T7">townland</text:span></text:p>
          </table:table-cell>
          <table:table-cell table:style-name="Table1.A1" office:value-type="string">
            <text:p text:style-name="P27"><text:span text:style-name="T7">Townland</text:span></text:p>
          </table:table-cell>
        </table:table-row>
        <text:soft-page-break/>
        <table:table-row table:style-name="Table1.1">
          <table:table-cell table:style-name="Table1.A1" office:value-type="string">
            <text:p text:style-name="P27"><text:span text:style-name="T7">barony</text:span></text:p>
          </table:table-cell>
          <table:table-cell table:style-name="Table1.A1" office:value-type="string">
            <text:p text:style-name="P27"><text:span text:style-name="T7">Barony</text:span></text:p>
          </table:table-cell>
        </table:table-row>
        <table:table-row table:style-name="Table1.1">
          <table:table-cell table:style-name="Table1.A1" office:value-type="string">
            <text:p text:style-name="P27"><text:span text:style-name="T7">poorlaw</text:span></text:p>
          </table:table-cell>
          <table:table-cell table:style-name="Table1.A1" office:value-type="string">
            <text:p text:style-name="P27"><text:span text:style-name="T7">Poor Law Location</text:span></text:p>
          </table:table-cell>
        </table:table-row>
        <table:table-row table:style-name="Table1.1">
          <table:table-cell table:style-name="Table1.A1" office:value-type="string">
            <text:p text:style-name="P27"><text:span text:style-name="T7">occ_ire</text:span></text:p>
          </table:table-cell>
          <table:table-cell table:style-name="Table1.A1" office:value-type="string">
            <text:p text:style-name="P27"><text:span text:style-name="T7">Ireland Occupation</text:span></text:p>
          </table:table-cell>
        </table:table-row>
        <table:table-row table:style-name="Table1.1">
          <table:table-cell table:style-name="Table1.A1" office:value-type="string">
            <text:p text:style-name="P27"><text:span text:style-name="T7">occ_new</text:span></text:p>
          </table:table-cell>
          <table:table-cell table:style-name="Table1.A1" office:value-type="string">
            <text:p text:style-name="P27"><text:span text:style-name="T7">U.S. Occupation</text:span></text:p>
          </table:table-cell>
        </table:table-row>
        <table:table-row table:style-name="Table1.1">
          <table:table-cell table:style-name="Table1.A1" office:value-type="string">
            <text:p text:style-name="P27"><text:span text:style-name="T7">company</text:span></text:p>
          </table:table-cell>
          <table:table-cell table:style-name="Table1.A1" office:value-type="string">
            <text:p text:style-name="P27"><text:span text:style-name="T7">Company Name</text:span></text:p>
          </table:table-cell>
        </table:table-row>
        <table:table-row table:style-name="Table1.1">
          <table:table-cell table:style-name="Table1.A1" office:value-type="string">
            <text:p text:style-name="P27"><text:span text:style-name="T7">loc_work</text:span></text:p>
          </table:table-cell>
          <table:table-cell table:style-name="Table1.A1" office:value-type="string">
            <text:p text:style-name="P27"><text:span text:style-name="T7">Work Location</text:span></text:p>
          </table:table-cell>
        </table:table-row>
        <table:table-row table:style-name="Table1.1">
          <table:table-cell table:style-name="Table1.A1" office:value-type="string">
            <text:p text:style-name="P27"><text:span text:style-name="T7">unionmember</text:span></text:p>
          </table:table-cell>
          <table:table-cell table:style-name="Table1.A1" office:value-type="string">
            <text:p text:style-name="P27"><text:span text:style-name="T7">Labor Union Member</text:span></text:p>
          </table:table-cell>
        </table:table-row>
        <table:table-row table:style-name="Table1.1">
          <table:table-cell table:style-name="Table1.A1" office:value-type="string">
            <text:p text:style-name="P27"><text:span text:style-name="T7">loc_1</text:span></text:p>
          </table:table-cell>
          <table:table-cell table:style-name="Table1.A1" office:value-type="string">
            <text:p text:style-name="P27"><text:span text:style-name="T7">First Location After Arrival</text:span></text:p>
          </table:table-cell>
        </table:table-row>
        <table:table-row table:style-name="Table1.1">
          <table:table-cell table:style-name="Table1.A1" office:value-type="string">
            <text:p text:style-name="P27"><text:span text:style-name="T7">loc_2</text:span></text:p>
          </table:table-cell>
          <table:table-cell table:style-name="Table1.A1" office:value-type="string">
            <text:p text:style-name="P27"><text:span text:style-name="T7">Second Location After Arrival</text:span></text:p>
          </table:table-cell>
        </table:table-row>
        <table:table-row table:style-name="Table1.1">
          <table:table-cell table:style-name="Table1.A1" office:value-type="string">
            <text:p text:style-name="P27"><text:span text:style-name="T7">loc_3</text:span></text:p>
          </table:table-cell>
          <table:table-cell table:style-name="Table1.A1" office:value-type="string">
            <text:p text:style-name="P27"><text:span text:style-name="T7">Third Location After Arrival</text:span></text:p>
          </table:table-cell>
        </table:table-row>
        <text:soft-page-break/>
        <table:table-row table:style-name="Table1.1">
          <table:table-cell table:style-name="Table1.A1" office:value-type="string">
            <text:p text:style-name="P27"><text:span text:style-name="T7">loc_4</text:span></text:p>
          </table:table-cell>
          <table:table-cell table:style-name="Table1.A1" office:value-type="string">
            <text:p text:style-name="P27"><text:span text:style-name="T7">Fourth Location After Arrival</text:span></text:p>
          </table:table-cell>
        </table:table-row>
        <table:table-row table:style-name="Table1.1">
          <table:table-cell table:style-name="Table1.A1" office:value-type="string">
            <text:p text:style-name="P27"><text:span text:style-name="T7">loc_5</text:span></text:p>
          </table:table-cell>
          <table:table-cell table:style-name="Table1.A1" office:value-type="string">
            <text:p text:style-name="P27"><text:span text:style-name="T7">Fifth Location After Arrival</text:span></text:p>
          </table:table-cell>
        </table:table-row>
        <table:table-row table:style-name="Table1.1">
          <table:table-cell table:style-name="Table1.A1" office:value-type="string">
            <text:p text:style-name="P27"><text:span text:style-name="T7">last_heard_loc</text:span></text:p>
          </table:table-cell>
          <table:table-cell table:style-name="Table1.A1" office:value-type="string">
            <text:p text:style-name="P27"><text:span text:style-name="T7">Location Last Heard From</text:span></text:p>
          </table:table-cell>
        </table:table-row>
        <table:table-row table:style-name="Table1.1">
          <table:table-cell table:style-name="Table1.A1" office:value-type="string">
            <text:p text:style-name="P27"><text:span text:style-name="T7">last_heard_date</text:span></text:p>
          </table:table-cell>
          <table:table-cell table:style-name="Table1.A1" office:value-type="string">
            <text:p text:style-name="P27"><text:span text:style-name="T7">Date Last Heard From</text:span></text:p>
          </table:table-cell>
        </table:table-row>
        <table:table-row table:style-name="Table1.1">
          <table:table-cell table:style-name="Table1.A1" office:value-type="string">
            <text:p text:style-name="P27"><text:span text:style-name="T7">ship</text:span></text:p>
          </table:table-cell>
          <table:table-cell table:style-name="Table1.A1" office:value-type="string">
            <text:p text:style-name="P27"><text:span text:style-name="T7">Name of Ship</text:span></text:p>
          </table:table-cell>
        </table:table-row>
        <table:table-row table:style-name="Table1.1">
          <table:table-cell table:style-name="Table1.A1" office:value-type="string">
            <text:p text:style-name="P27"><text:span text:style-name="T7">date_leave</text:span></text:p>
          </table:table-cell>
          <table:table-cell table:style-name="Table1.A1" office:value-type="string">
            <text:p text:style-name="P27"><text:span text:style-name="T7">Departure Date</text:span></text:p>
          </table:table-cell>
        </table:table-row>
        <table:table-row table:style-name="Table1.1">
          <table:table-cell table:style-name="Table1.A1" office:value-type="string">
            <text:p text:style-name="P27"><text:span text:style-name="T7">date_arrive</text:span></text:p>
          </table:table-cell>
          <table:table-cell table:style-name="Table1.A1" office:value-type="string">
            <text:p text:style-name="P27"><text:span text:style-name="T7">Arrival Date</text:span></text:p>
          </table:table-cell>
        </table:table-row>
        <table:table-row table:style-name="Table1.1">
          <table:table-cell table:style-name="Table1.A1" office:value-type="string">
            <text:p text:style-name="P27"><text:span text:style-name="T7">dest</text:span></text:p>
          </table:table-cell>
          <table:table-cell table:style-name="Table1.A1" office:value-type="string">
            <text:p text:style-name="P27"><text:span text:style-name="T7">Intended Destination</text:span></text:p>
          </table:table-cell>
        </table:table-row>
        <table:table-row table:style-name="Table1.1">
          <table:table-cell table:style-name="Table1.A1" office:value-type="string">
            <text:p text:style-name="P27"><text:span text:style-name="T7">port_dep</text:span></text:p>
          </table:table-cell>
          <table:table-cell table:style-name="Table1.A1" office:value-type="string">
            <text:p text:style-name="P27"><text:span text:style-name="T7">Port of Departure</text:span></text:p>
          </table:table-cell>
        </table:table-row>
        <table:table-row table:style-name="Table1.1">
          <table:table-cell table:style-name="Table1.A1" office:value-type="string">
            <text:p text:style-name="P27"><text:span text:style-name="T7">port_arr</text:span></text:p>
          </table:table-cell>
          <table:table-cell table:style-name="Table1.A1" office:value-type="string">
            <text:p text:style-name="P27"><text:span text:style-name="T7">Port of Arrival</text:span></text:p>
          </table:table-cell>
        </table:table-row>
        <text:soft-page-break/>
        <table:table-row table:style-name="Table1.1">
          <table:table-cell table:style-name="Table1.A1" office:value-type="string">
            <text:p text:style-name="P27"><text:span text:style-name="T7">reward</text:span></text:p>
          </table:table-cell>
          <table:table-cell table:style-name="Table1.A1" office:value-type="string">
            <text:p text:style-name="P27"><text:span text:style-name="T7">Reward Offered</text:span></text:p>
          </table:table-cell>
        </table:table-row>
        <table:table-row table:style-name="Table1.1">
          <table:table-cell table:style-name="Table1.A1" office:value-type="string">
            <text:p text:style-name="P18"><text:span text:style-name="T7">seek_first</text:span></text:p>
          </table:table-cell>
          <table:table-cell table:style-name="Table1.A1" office:value-type="string">
            <text:p text:style-name="P18"><text:span text:style-name="T7">First Name</text:span></text:p>
          </table:table-cell>
        </table:table-row>
        <table:table-row table:style-name="Table1.1">
          <table:table-cell table:style-name="Table1.A1" office:value-type="string">
            <text:p text:style-name="P18"><text:span text:style-name="T7">seek_surname</text:span></text:p>
          </table:table-cell>
          <table:table-cell table:style-name="Table1.A1" office:value-type="string">
            <text:p text:style-name="P18"><text:span text:style-name="T7">Last Name</text:span></text:p>
          </table:table-cell>
        </table:table-row>
        <table:table-row table:style-name="Table1.1">
          <table:table-cell table:style-name="Table1.A1" office:value-type="string">
            <text:p text:style-name="P27"><text:span text:style-name="T7">seek_rel</text:span></text:p>
          </table:table-cell>
          <table:table-cell table:style-name="Table1.A1" office:value-type="string">
            <text:p text:style-name="P27"><text:span text:style-name="T7">Relation to Missing Person</text:span></text:p>
          </table:table-cell>
        </table:table-row>
        <table:table-row table:style-name="Table1.1">
          <table:table-cell table:style-name="Table1.A1" office:value-type="string">
            <text:p text:style-name="P27"><text:span text:style-name="T7">seek_sex</text:span></text:p>
          </table:table-cell>
          <table:table-cell table:style-name="Table1.A1" office:value-type="string">
            <text:p text:style-name="P27"><text:span text:style-name="T7">Gender</text:span></text:p>
          </table:table-cell>
        </table:table-row>
        <table:table-row table:style-name="Table1.1">
          <table:table-cell table:style-name="Table1.A1" office:value-type="string">
            <text:p text:style-name="P27"><text:span text:style-name="T7">seek_loc</text:span></text:p>
          </table:table-cell>
          <table:table-cell table:style-name="Table1.A1" office:value-type="string">
            <text:p text:style-name="P27"><text:span text:style-name="T7">Residence</text:span></text:p>
          </table:table-cell>
        </table:table-row>
        <table:table-row table:style-name="Table1.1">
          <table:table-cell table:style-name="Table1.A1" office:value-type="string">
            <text:p text:style-name="P27"><text:span text:style-name="T7">multilist</text:span></text:p>
          </table:table-cell>
          <table:table-cell table:style-name="Table1.A1" office:value-type="string">
            <text:p text:style-name="P27"><text:span text:style-name="T7">Multiple People</text:span></text:p>
          </table:table-cell>
        </table:table-row>
        <table:table-row table:style-name="Table1.1">
          <table:table-cell table:style-name="Table1.A1" office:value-type="string">
            <text:p text:style-name="P27"><text:span text:style-name="T7">contact_name</text:span></text:p>
          </table:table-cell>
          <table:table-cell table:style-name="Table1.A1" office:value-type="string">
            <text:p text:style-name="P27"><text:span text:style-name="T7">Contact Name</text:span></text:p>
          </table:table-cell>
        </table:table-row>
        <table:table-row table:style-name="Table1.1">
          <table:table-cell table:style-name="Table1.A1" office:value-type="string">
            <text:p text:style-name="P27"><text:span text:style-name="T7">contact_add</text:span></text:p>
          </table:table-cell>
          <table:table-cell table:style-name="Table1.A1" office:value-type="string">
            <text:p text:style-name="P27"><text:span text:style-name="T7">Contact Address</text:span></text:p>
          </table:table-cell>
        </table:table-row>
        <table:table-row table:style-name="Table1.1">
          <table:table-cell table:style-name="Table1.A1" office:value-type="string">
            <text:p text:style-name="P27"><text:span text:style-name="T7">seek2</text:span></text:p>
          </table:table-cell>
          <table:table-cell table:style-name="Table1.A1" office:value-type="string">
            <text:p text:style-name="P27"><text:span text:style-name="T7">Second Seeker</text:span></text:p>
          </table:table-cell>
        </table:table-row>
        <text:soft-page-break/>
        <table:table-row table:style-name="Table1.1">
          <table:table-cell table:style-name="Table1.A1" office:value-type="string">
            <text:p text:style-name="P27"><text:span text:style-name="T7">seek3</text:span></text:p>
          </table:table-cell>
          <table:table-cell table:style-name="Table1.A1" office:value-type="string">
            <text:p text:style-name="P27"><text:span text:style-name="T7">Third Seeker</text:span></text:p>
          </table:table-cell>
        </table:table-row>
      </table:table>
      <text:p text:style-name="P29"><text:bookmark text:name="_g7atzdtyuptx"/><text:soft-page-break/></text:p>
      <text:p text:style-name="P29"><text:bookmark text:name="_g67m0rrxrjsc"/></text:p>
      <text:p text:style-name="P30"><text:bookmark text:name="_j1tbjayxnhg"/><text:span text:style-name="T1">Family Relation Key</text:span></text:p>
      <table:table table:name="Table2" table:style-name="Table2">
        <table:table-column table:style-name="Table2.A"/>
        <table:table-column table:style-name="Table2.B"/>
        <text:soft-page-break/>
        <table:table-row table:style-name="Table2.1">
          <table:table-cell table:style-name="Table2.A1" office:value-type="string">
            <text:p text:style-name="P18"><text:span text:style-name="T2">Mother</text:span></text:p>
          </table:table-cell>
          <table:table-cell table:style-name="Table2.A1" office:value-type="string">
            <text:p text:style-name="P18"><text:span text:style-name="T2">Mo</text:span></text:p>
          </table:table-cell>
        </table:table-row>
        <table:table-row table:style-name="Table2.2">
          <table:table-cell table:style-name="Table2.A1" office:value-type="string">
            <text:p text:style-name="P18"><text:span text:style-name="T2">Father</text:span></text:p>
          </table:table-cell>
          <table:table-cell table:style-name="Table2.A1" office:value-type="string">
            <text:p text:style-name="P18"><text:span text:style-name="T2">Fa</text:span></text:p>
          </table:table-cell>
        </table:table-row>
        <table:table-row table:style-name="Table2.3">
          <table:table-cell table:style-name="Table2.A1" office:value-type="string">
            <text:p text:style-name="P18"><text:span text:style-name="T2">Brother</text:span></text:p>
          </table:table-cell>
          <table:table-cell table:style-name="Table2.A1" office:value-type="string">
            <text:p text:style-name="P18"><text:span text:style-name="T2">Br</text:span></text:p>
          </table:table-cell>
        </table:table-row>
        <table:table-row table:style-name="Table2.4">
          <table:table-cell table:style-name="Table2.A1" office:value-type="string">
            <text:p text:style-name="P18"><text:span text:style-name="T2">Sister</text:span></text:p>
          </table:table-cell>
          <table:table-cell table:style-name="Table2.A1" office:value-type="string">
            <text:p text:style-name="P18"><text:span text:style-name="T2">Si</text:span></text:p>
          </table:table-cell>
        </table:table-row>
        <table:table-row table:style-name="Table2.5">
          <table:table-cell table:style-name="Table2.A1" office:value-type="string">
            <text:p text:style-name="P18"><text:span text:style-name="T2">Son</text:span></text:p>
          </table:table-cell>
          <table:table-cell table:style-name="Table2.A1" office:value-type="string">
            <text:p text:style-name="P18"><text:span text:style-name="T2">So</text:span></text:p>
          </table:table-cell>
        </table:table-row>
        <table:table-row table:style-name="Table2.6">
          <table:table-cell table:style-name="Table2.A1" office:value-type="string">
            <text:p text:style-name="P18"><text:span text:style-name="T2">Daughter</text:span></text:p>
          </table:table-cell>
          <table:table-cell table:style-name="Table2.A1" office:value-type="string">
            <text:p text:style-name="P18"><text:span text:style-name="T2">Da</text:span></text:p>
          </table:table-cell>
        </table:table-row>
        <table:table-row table:style-name="Table2.7">
          <table:table-cell table:style-name="Table2.A1" office:value-type="string">
            <text:p text:style-name="P18"><text:span text:style-name="T2">Brother-in-law</text:span></text:p>
          </table:table-cell>
          <table:table-cell table:style-name="Table2.A1" office:value-type="string">
            <text:p text:style-name="P18"><text:span text:style-name="T2">BiL</text:span></text:p>
          </table:table-cell>
        </table:table-row>
        <table:table-row table:style-name="Table2.8">
          <table:table-cell table:style-name="Table2.A1" office:value-type="string">
            <text:p text:style-name="P18"><text:span text:style-name="T2">Sister-in-law</text:span></text:p>
          </table:table-cell>
          <table:table-cell table:style-name="Table2.A1" office:value-type="string">
            <text:p text:style-name="P18"><text:span text:style-name="T2">SiL</text:span></text:p>
          </table:table-cell>
        </table:table-row>
        <table:table-row table:style-name="Table2.9">
          <table:table-cell table:style-name="Table2.A1" office:value-type="string">
            <text:p text:style-name="P18"><text:span text:style-name="T2">Husband</text:span></text:p>
          </table:table-cell>
          <table:table-cell table:style-name="Table2.A1" office:value-type="string">
            <text:p text:style-name="P18"><text:span text:style-name="T2">Hu</text:span></text:p>
          </table:table-cell>
        </table:table-row>
        <table:table-row table:style-name="Table2.10">
          <table:table-cell table:style-name="Table2.A1" office:value-type="string">
            <text:p text:style-name="P18"><text:span text:style-name="T2">Wife</text:span></text:p>
          </table:table-cell>
          <table:table-cell table:style-name="Table2.A1" office:value-type="string">
            <text:p text:style-name="P18"><text:span text:style-name="T2">Wi</text:span></text:p>
          </table:table-cell>
        </table:table-row>
        <table:table-row table:style-name="Table2.11">
          <table:table-cell table:style-name="Table2.A1" office:value-type="string">
            <text:p text:style-name="P18"><text:span text:style-name="T2">Mother-in-law</text:span></text:p>
          </table:table-cell>
          <table:table-cell table:style-name="Table2.A1" office:value-type="string">
            <text:p text:style-name="P18"><text:span text:style-name="T2">MiL</text:span></text:p>
          </table:table-cell>
        </table:table-row>
        <table:table-row table:style-name="Table2.12">
          <table:table-cell table:style-name="Table2.A1" office:value-type="string">
            <text:p text:style-name="P18"><text:span text:style-name="T2">Father-in-law</text:span></text:p>
          </table:table-cell>
          <table:table-cell table:style-name="Table2.A1" office:value-type="string">
            <text:p text:style-name="P18"><text:span text:style-name="T2">FiL</text:span></text:p>
          </table:table-cell>
        </table:table-row>
        <table:table-row table:style-name="Table2.13">
          <table:table-cell table:style-name="Table2.A1" office:value-type="string">
            <text:p text:style-name="P18"><text:span text:style-name="T2">Uncle</text:span></text:p>
          </table:table-cell>
          <table:table-cell table:style-name="Table2.A1" office:value-type="string">
            <text:p text:style-name="P18"><text:span text:style-name="T2">Un</text:span></text:p>
          </table:table-cell>
        </table:table-row>
        <table:table-row table:style-name="Table2.14">
          <table:table-cell table:style-name="Table2.A1" office:value-type="string">
            <text:p text:style-name="P18"><text:span text:style-name="T2">Aunt</text:span></text:p>
          </table:table-cell>
          <table:table-cell table:style-name="Table2.A1" office:value-type="string">
            <text:p text:style-name="P18"><text:span text:style-name="T2">Au</text:span></text:p>
          </table:table-cell>
        </table:table-row>
        <table:table-row table:style-name="Table2.15">
          <table:table-cell table:style-name="Table2.A1" office:value-type="string">
            <text:p text:style-name="P18"><text:span text:style-name="T2">Niece</text:span></text:p>
          </table:table-cell>
          <table:table-cell table:style-name="Table2.A1" office:value-type="string">
            <text:p text:style-name="P18"><text:span text:style-name="T2">Ni</text:span></text:p>
          </table:table-cell>
        </table:table-row>
        <table:table-row table:style-name="Table2.16">
          <table:table-cell table:style-name="Table2.A1" office:value-type="string">
            <text:p text:style-name="P18"><text:span text:style-name="T2">Nephew</text:span></text:p>
          </table:table-cell>
          <table:table-cell table:style-name="Table2.A1" office:value-type="string">
            <text:p text:style-name="P18"><text:span text:style-name="T2">Nhw</text:span></text:p>
          </table:table-cell>
        </table:table-row>
        <table:table-row table:style-name="Table2.17">
          <table:table-cell table:style-name="Table2.A1" office:value-type="string">
            <text:p text:style-name="P18"><text:span text:style-name="T2">Cousin</text:span></text:p>
          </table:table-cell>
          <table:table-cell table:style-name="Table2.A1" office:value-type="string">
            <text:p text:style-name="P18"><text:span text:style-name="T2">Cou</text:span></text:p>
          </table:table-cell>
        </table:table-row>
        <table:table-row table:style-name="Table2.18">
          <table:table-cell table:style-name="Table2.A1" office:value-type="string">
            <text:p text:style-name="P18"><text:span text:style-name="T2">Friend</text:span></text:p>
          </table:table-cell>
          <table:table-cell table:style-name="Table2.A1" office:value-type="string">
            <text:p text:style-name="P18"><text:span text:style-name="T2">Fr</text:span></text:p>
          </table:table-cell>
        </table:table-row>
        <table:table-row table:style-name="Table2.19">
          <table:table-cell table:style-name="Table2.A1" office:value-type="string">
            <text:p text:style-name="P18"><text:span text:style-name="T2">Grandfather</text:span></text:p>
          </table:table-cell>
          <table:table-cell table:style-name="Table2.A1" office:value-type="string">
            <text:p text:style-name="P18"><text:span text:style-name="T2">Gfa</text:span></text:p>
          </table:table-cell>
        </table:table-row>
        <table:table-row table:style-name="Table2.20">
          <table:table-cell table:style-name="Table2.A1" office:value-type="string">
            <text:p text:style-name="P18"><text:span text:style-name="T2">Grandmother</text:span></text:p>
          </table:table-cell>
          <table:table-cell table:style-name="Table2.A1" office:value-type="string">
            <text:p text:style-name="P18"><text:span text:style-name="T2">Gmo</text:span></text:p>
          </table:table-cell>
        </table:table-row>
        <table:table-row table:style-name="Table2.21">
          <table:table-cell table:style-name="Table2.A1" office:value-type="string">
            <text:p text:style-name="P18"><text:span text:style-name="T2">Grandson</text:span></text:p>
          </table:table-cell>
          <table:table-cell table:style-name="Table2.A1" office:value-type="string">
            <text:p text:style-name="P18"><text:span text:style-name="T2">Gso</text:span></text:p>
          </table:table-cell>
        </table:table-row>
        <table:table-row table:style-name="Table2.22">
          <table:table-cell table:style-name="Table2.A1" office:value-type="string">
            <text:p text:style-name="P18"><text:span text:style-name="T2">Granddaughter</text:span></text:p>
          </table:table-cell>
          <table:table-cell table:style-name="Table2.A1" office:value-type="string">
            <text:p text:style-name="P18"><text:span text:style-name="T2">Gda</text:span></text:p>
          </table:table-cell>
        </table:table-row>
      </table:table>
      <text:p text:style-name="P28"><text:soft-page-break/></text:p>
      <text:p text:style-name="P29"/>
      <text:p text:style-name="P30"><text:span text:style-name="T1">Occupation Abbreviation Key</text:span></text:p>
      <table:table table:name="Table3" table:style-name="Table3">
        <table:table-column table:style-name="Table3.A"/>
        <table:table-column table:style-name="Table3.B"/>
        <table:table-row table:style-name="Table3.1">
          <table:table-cell table:style-name="Table3.A1" office:value-type="string">
            <text:p text:style-name="P17"><text:span text:style-name="T2">Auctioneer</text:span></text:p>
          </table:table-cell>
          <table:table-cell table:style-name="Table3.A1" office:value-type="string">
            <text:p text:style-name="P17"><text:span text:style-name="T2">Auc.</text:span></text:p>
          </table:table-cell>
        </table:table-row>
        <table:table-row table:style-name="Table3.2">
          <table:table-cell table:style-name="Table3.A1" office:value-type="string">
            <text:p text:style-name="P17"><text:span text:style-name="T2">Baker</text:span></text:p>
          </table:table-cell>
          <table:table-cell table:style-name="Table3.A1" office:value-type="string">
            <text:p text:style-name="P17"><text:span text:style-name="T2">Bkr.</text:span></text:p>
          </table:table-cell>
        </table:table-row>
        <table:table-row table:style-name="Table3.3">
          <table:table-cell table:style-name="Table3.A1" office:value-type="string">
            <text:p text:style-name="P17"><text:span text:style-name="T2">Blacksmith</text:span></text:p>
          </table:table-cell>
          <table:table-cell table:style-name="Table3.A1" office:value-type="string">
            <text:p text:style-name="P17"><text:span text:style-name="T2">Blsmt.</text:span></text:p>
          </table:table-cell>
        </table:table-row>
        <table:table-row table:style-name="Table3.4">
          <table:table-cell table:style-name="Table3.A1" office:value-type="string">
            <text:p text:style-name="P17"><text:span text:style-name="T2">Boardinghouse Keeper</text:span></text:p>
          </table:table-cell>
          <table:table-cell table:style-name="Table3.A1" office:value-type="string">
            <text:p text:style-name="P17"><text:span text:style-name="T2">BhKpr.</text:span></text:p>
          </table:table-cell>
        </table:table-row>
        <table:table-row table:style-name="Table3.5">
          <table:table-cell table:style-name="Table3.A1" office:value-type="string">
            <text:p text:style-name="P17"><text:span text:style-name="T2">Bricklayer</text:span></text:p>
          </table:table-cell>
          <table:table-cell table:style-name="Table3.A1" office:value-type="string">
            <text:p text:style-name="P17"><text:span text:style-name="T2">Bklyr.</text:span></text:p>
          </table:table-cell>
        </table:table-row>
        <table:table-row table:style-name="Table3.6">
          <table:table-cell table:style-name="Table3.A1" office:value-type="string">
            <text:p text:style-name="P17"><text:span text:style-name="T2">Canalworker</text:span></text:p>
          </table:table-cell>
          <table:table-cell table:style-name="Table3.A1" office:value-type="string">
            <text:p text:style-name="P17"><text:span text:style-name="T2">Canwkr.</text:span></text:p>
          </table:table-cell>
        </table:table-row>
        <table:table-row table:style-name="Table3.7">
          <table:table-cell table:style-name="Table3.A1" office:value-type="string">
            <text:p text:style-name="P17"><text:span text:style-name="T2">Carpenter</text:span></text:p>
          </table:table-cell>
          <table:table-cell table:style-name="Table3.A1" office:value-type="string">
            <text:p text:style-name="P17"><text:span text:style-name="T2">Cptr.</text:span></text:p>
          </table:table-cell>
        </table:table-row>
        <table:table-row table:style-name="Table3.8">
          <table:table-cell table:style-name="Table3.A1" office:value-type="string">
            <text:p text:style-name="P17"><text:span text:style-name="T2">Clerk</text:span></text:p>
          </table:table-cell>
          <table:table-cell table:style-name="Table3.A1" office:value-type="string">
            <text:p text:style-name="P17"><text:span text:style-name="T2">Clk.</text:span></text:p>
          </table:table-cell>
        </table:table-row>
        <table:table-row table:style-name="Table3.9">
          <table:table-cell table:style-name="Table3.A1" office:value-type="string">
            <text:p text:style-name="P17"><text:span text:style-name="T2">Coachmaker</text:span></text:p>
          </table:table-cell>
          <table:table-cell table:style-name="Table3.A1" office:value-type="string">
            <text:p text:style-name="P17"><text:span text:style-name="T2">Chmkr.</text:span></text:p>
          </table:table-cell>
        </table:table-row>
        <table:table-row table:style-name="Table3.10">
          <table:table-cell table:style-name="Table3.A1" office:value-type="string">
            <text:p text:style-name="P17"><text:span text:style-name="T2">Contractor</text:span></text:p>
          </table:table-cell>
          <table:table-cell table:style-name="Table3.A1" office:value-type="string">
            <text:p text:style-name="P17"><text:span text:style-name="T2">Cntr.</text:span></text:p>
          </table:table-cell>
        </table:table-row>
        <text:soft-page-break/>
        <table:table-row table:style-name="Table3.11">
          <table:table-cell table:style-name="Table3.A1" office:value-type="string">
            <text:p text:style-name="P17"><text:span text:style-name="T2">Cooper</text:span></text:p>
          </table:table-cell>
          <table:table-cell table:style-name="Table3.A1" office:value-type="string">
            <text:p text:style-name="P17"><text:span text:style-name="T2">Coop.</text:span></text:p>
          </table:table-cell>
        </table:table-row>
        <table:table-row table:style-name="Table3.12">
          <table:table-cell table:style-name="Table3.A1" office:value-type="string">
            <text:p text:style-name="P17"><text:span text:style-name="T2">Doctor</text:span></text:p>
          </table:table-cell>
          <table:table-cell table:style-name="Table3.A1" office:value-type="string">
            <text:p text:style-name="P17"><text:span text:style-name="T2">Dr.</text:span></text:p>
          </table:table-cell>
        </table:table-row>
        <table:table-row table:style-name="Table3.13">
          <table:table-cell table:style-name="Table3.A1" office:value-type="string">
            <text:p text:style-name="P17"><text:span text:style-name="T2">Factory Worker</text:span></text:p>
          </table:table-cell>
          <table:table-cell table:style-name="Table3.A1" office:value-type="string">
            <text:p text:style-name="P17"><text:span text:style-name="T2">Fac. Wkr.</text:span></text:p>
          </table:table-cell>
        </table:table-row>
        <table:table-row table:style-name="Table3.14">
          <table:table-cell table:style-name="Table3.A1" office:value-type="string">
            <text:p text:style-name="P17"><text:span text:style-name="T2">Farmer</text:span></text:p>
          </table:table-cell>
          <table:table-cell table:style-name="Table3.A1" office:value-type="string">
            <text:p text:style-name="P17"><text:span text:style-name="T2">Fmr.</text:span></text:p>
          </table:table-cell>
        </table:table-row>
        <table:table-row table:style-name="Table3.15">
          <table:table-cell table:style-name="Table3.A1" office:value-type="string">
            <text:p text:style-name="P17"><text:span text:style-name="T2">Farm Laborer</text:span></text:p>
          </table:table-cell>
          <table:table-cell table:style-name="Table3.A1" office:value-type="string">
            <text:p text:style-name="P17"><text:span text:style-name="T2">FrmLab.</text:span></text:p>
          </table:table-cell>
        </table:table-row>
        <table:table-row table:style-name="Table3.16">
          <table:table-cell table:style-name="Table3.A1" office:value-type="string">
            <text:p text:style-name="P17"><text:span text:style-name="T2">Gardener</text:span></text:p>
          </table:table-cell>
          <table:table-cell table:style-name="Table3.A1" office:value-type="string">
            <text:p text:style-name="P17"><text:span text:style-name="T2">Gdnr.</text:span></text:p>
          </table:table-cell>
        </table:table-row>
        <table:table-row table:style-name="Table3.17">
          <table:table-cell table:style-name="Table3.A1" office:value-type="string">
            <text:p text:style-name="P17"><text:span text:style-name="T2">Grocer</text:span></text:p>
          </table:table-cell>
          <table:table-cell table:style-name="Table3.A1" office:value-type="string">
            <text:p text:style-name="P17"><text:span text:style-name="T2">Gcr.</text:span></text:p>
          </table:table-cell>
        </table:table-row>
        <table:table-row table:style-name="Table3.18">
          <table:table-cell table:style-name="Table3.A1" office:value-type="string">
            <text:p text:style-name="P17"><text:span text:style-name="T2">Hatter</text:span></text:p>
          </table:table-cell>
          <table:table-cell table:style-name="Table3.A1" office:value-type="string">
            <text:p text:style-name="P17"><text:span text:style-name="T2">Httr.</text:span></text:p>
          </table:table-cell>
        </table:table-row>
        <table:table-row table:style-name="Table3.19">
          <table:table-cell table:style-name="Table3.A1" office:value-type="string">
            <text:p text:style-name="P17"><text:span text:style-name="T2">Hotel Keeper</text:span></text:p>
          </table:table-cell>
          <table:table-cell table:style-name="Table3.A1" office:value-type="string">
            <text:p text:style-name="P17"><text:span text:style-name="T2">HtlKpr.</text:span></text:p>
          </table:table-cell>
        </table:table-row>
        <table:table-row table:style-name="Table3.20">
          <table:table-cell table:style-name="Table3.A1" office:value-type="string">
            <text:p text:style-name="P17"><text:span text:style-name="T2">Ironworker</text:span></text:p>
          </table:table-cell>
          <table:table-cell table:style-name="Table3.A1" office:value-type="string">
            <text:p text:style-name="P17"><text:span text:style-name="T2">Irnwkr.</text:span></text:p>
          </table:table-cell>
        </table:table-row>
        <text:soft-page-break/>
        <table:table-row table:style-name="Table3.21">
          <table:table-cell table:style-name="Table3.A1" office:value-type="string">
            <text:p text:style-name="P17"><text:span text:style-name="T2">Laborer</text:span></text:p>
          </table:table-cell>
          <table:table-cell table:style-name="Table3.A1" office:value-type="string">
            <text:p text:style-name="P17"><text:span text:style-name="T2">Lab.</text:span></text:p>
          </table:table-cell>
        </table:table-row>
        <table:table-row table:style-name="Table3.22">
          <table:table-cell table:style-name="Table3.A1" office:value-type="string">
            <text:p text:style-name="P17"><text:span text:style-name="T2">Mason</text:span></text:p>
          </table:table-cell>
          <table:table-cell table:style-name="Table3.A1" office:value-type="string">
            <text:p text:style-name="P17"><text:span text:style-name="T2">Msn.</text:span></text:p>
          </table:table-cell>
        </table:table-row>
        <table:table-row table:style-name="Table3.23">
          <table:table-cell table:style-name="Table3.A1" office:value-type="string">
            <text:p text:style-name="P17"><text:span text:style-name="T2">Merchant</text:span></text:p>
          </table:table-cell>
          <table:table-cell table:style-name="Table3.A1" office:value-type="string">
            <text:p text:style-name="P17"><text:span text:style-name="T2">Mch.</text:span></text:p>
          </table:table-cell>
        </table:table-row>
        <table:table-row table:style-name="Table3.24">
          <table:table-cell table:style-name="Table3.A1" office:value-type="string">
            <text:p text:style-name="P17"><text:span text:style-name="T2">Millwright</text:span></text:p>
          </table:table-cell>
          <table:table-cell table:style-name="Table3.A1" office:value-type="string">
            <text:p text:style-name="P17"><text:span text:style-name="T2">Mlwrt.</text:span></text:p>
          </table:table-cell>
        </table:table-row>
        <table:table-row table:style-name="Table3.25">
          <table:table-cell table:style-name="Table3.A1" office:value-type="string">
            <text:p text:style-name="P17"><text:span text:style-name="T2">Miner</text:span></text:p>
          </table:table-cell>
          <table:table-cell table:style-name="Table3.A1" office:value-type="string">
            <text:p text:style-name="P17"><text:span text:style-name="T2">Mnr.</text:span></text:p>
          </table:table-cell>
        </table:table-row>
        <table:table-row table:style-name="Table3.26">
          <table:table-cell table:style-name="Table3.A1" office:value-type="string">
            <text:p text:style-name="P17"><text:span text:style-name="T2">Musician</text:span></text:p>
          </table:table-cell>
          <table:table-cell table:style-name="Table3.A1" office:value-type="string">
            <text:p text:style-name="P17"><text:span text:style-name="T2">Mscn.</text:span></text:p>
          </table:table-cell>
        </table:table-row>
        <table:table-row table:style-name="Table3.27">
          <table:table-cell table:style-name="Table3.A1" office:value-type="string">
            <text:p text:style-name="P17"><text:span text:style-name="T2">Painter</text:span></text:p>
          </table:table-cell>
          <table:table-cell table:style-name="Table3.A1" office:value-type="string">
            <text:p text:style-name="P17"><text:span text:style-name="T2">Patr.</text:span></text:p>
          </table:table-cell>
        </table:table-row>
        <table:table-row table:style-name="Table3.28">
          <table:table-cell table:style-name="Table3.A1" office:value-type="string">
            <text:p text:style-name="P17"><text:span text:style-name="T2">Peddler</text:span></text:p>
          </table:table-cell>
          <table:table-cell table:style-name="Table3.A1" office:value-type="string">
            <text:p text:style-name="P17"><text:span text:style-name="T2">Pdlr.</text:span></text:p>
          </table:table-cell>
        </table:table-row>
        <table:table-row table:style-name="Table3.29">
          <table:table-cell table:style-name="Table3.A1" office:value-type="string">
            <text:p text:style-name="P17"><text:span text:style-name="T2">Police</text:span></text:p>
          </table:table-cell>
          <table:table-cell table:style-name="Table3.A1" office:value-type="string">
            <text:p text:style-name="P17"><text:span text:style-name="T2">Pol.</text:span></text:p>
          </table:table-cell>
        </table:table-row>
        <table:table-row table:style-name="Table3.30">
          <table:table-cell table:style-name="Table3.A1" office:value-type="string">
            <text:p text:style-name="P17"><text:span text:style-name="T2">Railway worker</text:span></text:p>
          </table:table-cell>
          <table:table-cell table:style-name="Table3.A1" office:value-type="string">
            <text:p text:style-name="P17"><text:span text:style-name="T2">Rlwkr.</text:span></text:p>
          </table:table-cell>
        </table:table-row>
        <text:soft-page-break/>
        <table:table-row table:style-name="Table3.31">
          <table:table-cell table:style-name="Table3.A1" office:value-type="string">
            <text:p text:style-name="P17"><text:span text:style-name="T2">Sailor</text:span></text:p>
          </table:table-cell>
          <table:table-cell table:style-name="Table3.A1" office:value-type="string">
            <text:p text:style-name="P17"><text:span text:style-name="T2">Sa.</text:span></text:p>
          </table:table-cell>
        </table:table-row>
        <table:table-row table:style-name="Table3.32">
          <table:table-cell table:style-name="Table3.A1" office:value-type="string">
            <text:p text:style-name="P17"><text:span text:style-name="T2">Servant/Domestic</text:span></text:p>
          </table:table-cell>
          <table:table-cell table:style-name="Table3.A1" office:value-type="string">
            <text:p text:style-name="P17"><text:span text:style-name="T2">Svt/Dom.</text:span></text:p>
          </table:table-cell>
        </table:table-row>
        <table:table-row table:style-name="Table3.33">
          <table:table-cell table:style-name="Table3.A1" office:value-type="string">
            <text:p text:style-name="P17"><text:span text:style-name="T2">Shoemaker</text:span></text:p>
          </table:table-cell>
          <table:table-cell table:style-name="Table3.A1" office:value-type="string">
            <text:p text:style-name="P17"><text:span text:style-name="T2">Shmkr.</text:span></text:p>
          </table:table-cell>
        </table:table-row>
        <table:table-row table:style-name="Table3.34">
          <table:table-cell table:style-name="Table3.A1" office:value-type="string">
            <text:p text:style-name="P17"><text:span text:style-name="T2">Soldier</text:span></text:p>
          </table:table-cell>
          <table:table-cell table:style-name="Table3.A1" office:value-type="string">
            <text:p text:style-name="P17"><text:span text:style-name="T2">Se.</text:span></text:p>
          </table:table-cell>
        </table:table-row>
        <table:table-row table:style-name="Table3.35">
          <table:table-cell table:style-name="Table3.A1" office:value-type="string">
            <text:p text:style-name="P17"><text:span text:style-name="T2">Stonemason</text:span></text:p>
          </table:table-cell>
          <table:table-cell table:style-name="Table3.A1" office:value-type="string">
            <text:p text:style-name="P17"><text:span text:style-name="T2">Stmsn.</text:span></text:p>
          </table:table-cell>
        </table:table-row>
        <table:table-row table:style-name="Table3.36">
          <table:table-cell table:style-name="Table3.A1" office:value-type="string">
            <text:p text:style-name="P17"><text:span text:style-name="T2">Tailor</text:span></text:p>
          </table:table-cell>
          <table:table-cell table:style-name="Table3.A1" office:value-type="string">
            <text:p text:style-name="P17"><text:span text:style-name="T2">Tlr.</text:span></text:p>
          </table:table-cell>
        </table:table-row>
        <table:table-row table:style-name="Table3.37">
          <table:table-cell table:style-name="Table3.A1" office:value-type="string">
            <text:p text:style-name="P17"><text:span text:style-name="T2">Teacher</text:span></text:p>
          </table:table-cell>
          <table:table-cell table:style-name="Table3.A1" office:value-type="string">
            <text:p text:style-name="P17"><text:span text:style-name="T2">Tchr.</text:span></text:p>
          </table:table-cell>
        </table:table-row>
        <table:table-row table:style-name="Table3.38">
          <table:table-cell table:style-name="Table3.A1" office:value-type="string">
            <text:p text:style-name="P17"><text:span text:style-name="T2">Weaver</text:span></text:p>
          </table:table-cell>
          <table:table-cell table:style-name="Table3.A1" office:value-type="string">
            <text:p text:style-name="P17"><text:span text:style-name="T2">Wver.</text:span></text:p>
          </table:table-cell>
        </table:table-row>
        <table:table-row table:style-name="Table3.39">
          <table:table-cell table:style-name="Table3.A1" office:value-type="string">
            <text:p text:style-name="P17"><text:span text:style-name="T2">Wheelwright</text:span></text:p>
          </table:table-cell>
          <table:table-cell table:style-name="Table3.A1" office:value-type="string">
            <text:p text:style-name="P17"><text:span text:style-name="T2">Whwrt.</text:span></text:p>
          </table:table-cell>
        </table:table-row>
      </table:table>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5" meta:paragraph-count="271" meta:word-count="1529" meta:character-count="10424" meta:non-whitespace-character-count="9116"/>
    <meta:generator>LibreOfficeDev/5.1.0.3$Linux_X86_64 LibreOffice_project/</meta:generator>
  </office:meta>
</office:document-meta>
</file>